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6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4.339cm"/>
    </style:style>
    <style:style style:name="co4" style:family="table-column">
      <style:table-column-properties fo:break-before="auto" style:column-width="2.61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 tableooo:tab-color="#ffffff"/>
    </style:style>
    <style:style style:name="ta2" style:family="table" style:master-page-name="PageStyle_5f_Tabelle2">
      <style:table-properties table:display="true" style:writing-mode="lr-tb" tableooo:tab-color="#ffffff"/>
    </style:style>
    <style:style style:name="ta3" style:family="table" style:master-page-name="PageStyle_5f_Tabelle3">
      <style:table-properties table:display="true" style:writing-mode="lr-tb" tableooo:tab-color="#ffffff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Major Feauture Sets:</text:p>
          </table:table-cell>
          <table:table-cell table:style-name="ce1" office:value-type="string" calcext:value-type="string">
            <text:p>Feauture Sets: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Programm bedienen</text:p>
          </table:table-cell>
          <table:table-cell office:value-type="string" calcext:value-type="string">
            <text:p>Lade Bilder in das Programm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office:value-type="string" calcext:value-type="string">
            <text:p>Lade ein Vergleichsbild in das Programm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office:value-type="string" calcext:value-type="string">
            <text:p>Klicke auf einen Button um den Sortieralgorithmus zu starten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office:value-type="string" calcext:value-type="string">
            <text:p>Wähle eine Art des Sortierens aus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usgabepfad wählen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Vergleichsbild anzeigen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übersichtliches Optionsmenü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Fotos sortieren</text:p>
          </table:table-cell>
          <table:table-cell office:value-type="string" calcext:value-type="string">
            <text:p>Sortiere nach Landschafts-/Architekturaufnahmen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office:value-type="string" calcext:value-type="string">
            <text:p>Sortiere nach Gruppenbildern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office:value-type="string" calcext:value-type="string">
            <text:p>Sortiere nach einer bestimmten Person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verschiedene Möglichkeiten das Ergebnis auszugeben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Gesichter erkennen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Gesichter vergleichen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Datenverwaltung</text:p>
          </table:table-cell>
          <table:table-cell office:value-type="string" calcext:value-type="string">
            <text:p>Speichere die Daten des Vergleichsbildes in einer Datenbank ab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enutze gespeicherte Daten für neue Sortierung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erschlüsselung der Datenbank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4" table:number-columns-repeated="1024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>
        <table:table-column table:style-name="co4" table:number-columns-repeated="1024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" style:font-family-asian="'Droid Sans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0:46:43</meta:creation-date>
    <meta:initial-creator>Eva</meta:initial-creator>
    <dc:language>de-DE</dc:language>
    <dc:creator>Eva</dc:creator>
    <dc:date>2014-11-04T10:46:55</dc:date>
    <meta:editing-cycles>0</meta:editing-cycles>
    <meta:editing-duration>P0D</meta:editing-duration>
    <meta:generator>LibreOffice/4.2.6.3$Linux_X86_64 LibreOffice_project/420m0$Build-3</meta:generator>
    <meta:document-statistic meta:table-count="3" meta:cell-count="21" meta:object-count="0"/>
  </office:meta>
</office:document-meta>
</file>